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MimeFileTypeMap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MimeFileTypeMap.getContentTyp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MimeFileTypeMap.setMappingLocation( Resource mappin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MimeFileTypeMap.setMappings( String ...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MimeFileTypeMap.createFileTypeMap( @ Nullable Resource mappingLocation , @ Nullable String [ ] mapp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urableMimeFileTypeMap.getContentTyp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MimeFileTypeMap.getFileType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